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001cm" table:align="left"/>
    </style:style>
    <style:style style:name="Table1.A" style:family="table-column">
      <style:table-column-properties style:column-width="0.665cm"/>
    </style:style>
    <style:style style:name="Table1.B" style:family="table-column">
      <style:table-column-properties style:column-width="0.667cm"/>
    </style:style>
    <style:style style:name="Table1.D" style:family="table-column">
      <style:table-column-properties style:column-width="0.6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b9a2" officeooo:paragraph-rsid="000bb9a2"/>
    </style:style>
    <style:style style:name="P2" style:family="paragraph" style:parent-style-name="Standard">
      <style:text-properties style:font-name="Monospace" officeooo:rsid="000bb9a2" officeooo:paragraph-rsid="000bb9a2"/>
    </style:style>
    <style:style style:name="P3" style:family="paragraph" style:parent-style-name="Table_20_Contents">
      <style:paragraph-properties fo:text-align="center" style:justify-single-word="false"/>
      <style:text-properties officeooo:rsid="000b22c9" officeooo:paragraph-rsid="000b22c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b7400" officeooo:paragraph-rsid="000b7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/>
        <table:table-column table:style-name="Table1.A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I1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5">0</text:p>
          </table:table-cell>
        </table:table-row>
      </table:table>
      <text:p text:style-name="P1">12346811, 223</text:p>
      <text:p text:style-name="P2"><text:s text:c="4"/>2 <text:s/>2 <text:s/>3</text:p>
      <text:p text:style-name="P2"><text:s/>1 <text:s/>3 <text:s/>x</text:p>
      <text:p text:style-name="P2"><text:s/>2 <text:s/>4 <text:s/>6 <text:s/>x</text:p>
      <text:p text:style-name="P2"><text:s/>3 <text:s/>x</text:p>
      <text:p text:style-name="P2"><text:s/>4 <text:s/>6 <text:s/>8 11</text:p>
      <text:p text:style-name="P2"><text:s/>6 <text:s/>8 <text:s/>x</text:p>
      <text:p text:style-name="P2"><text:s/>8 <text:s/>x</text:p>
      <text:p text:style-name="P2">11 <text:s/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en </meta:initial-creator>
    <meta:creation-date>2015-07-10T05:03:20.016157835</meta:creation-date>
    <dc:date>2015-07-10T05:38:49.600325953</dc:date>
    <dc:creator>lien </dc:creator>
    <meta:editing-duration>PT24M52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44" meta:character-count="96" meta:non-whitespace-character-count="56"/>
  </office:meta>
</office:document-meta>
</file>